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ositiv_24__24__7b_ROWCONTEXTS_3d_Requests_7d_" style:display-name="positiv$${ROWCONTEXTS=Requests}" style:family="table">
      <style:table-properties style:width="17cm" table:align="margins" fo:background-color="transparent">
        <style:background-image/>
      </style:table-properties>
    </style:style>
    <style:style style:name="positiv_24__24__7b_ROWCONTEXTS_3d_Requests_7d_.A" style:display-name="positiv$${ROWCONTEXTS=Requests}.A" style:family="table-column">
      <style:table-column-properties style:column-width="17cm" style:rel-column-width="65535*"/>
    </style:style>
    <style:style style:name="positiv_24__24__7b_ROWCONTEXTS_3d_Requests_7d_.1" style:display-name="positiv$${ROWCONTEXTS=Requests}.1" style:family="table-row">
      <style:table-row-properties fo:background-color="transparent">
        <style:background-image/>
      </style:table-row-properties>
    </style:style>
    <style:style style:name="positiv_24__24__7b_ROWCONTEXTS_3d_Requests_7d_.A1" style:display-name="positiv$${ROWCONTEXTS=Requests}.A1" style:family="table-cell">
      <style:table-cell-properties fo:background-color="transparent" style:writing-mode="page">
        <style:background-image/>
      </style:table-cell-properties>
    </style:style>
    <style:style style:name="positiv_24__24__7b_ROWCONTEXTS_3d_Requests_7d_.2" style:display-name="positiv$${ROWCONTEXTS=Requests}.2" style:family="table-row">
      <style:table-row-properties style:min-row-height="0.362cm"/>
    </style:style>
    <style:style style:name="positiv_24__24__7b_ROWCONTEXTS_3d_Requests_7d_.A2" style:display-name="positiv$${ROWCONTEXTS=Requests}.A2" style:family="table-cell">
      <style:table-cell-properties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5cm" style:rel-column-width="32767*"/>
    </style:style>
    <style:style style:name="TabelleRequestsInnerePositiv.B" style:family="table-column">
      <style:table-column-properties style:column-width="8.5cm" style:rel-column-width="32768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02cm" style:rel-column-width="10029*"/>
    </style:style>
    <style:style style:name="TabelleKontodaten.B" style:family="table-column">
      <style:table-column-properties style:column-width="14.399cm" style:rel-column-width="55506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style:writing-mode="page"/>
    </style:style>
    <style:style style:name="TabelleKontodaten.A2" style:family="table-cell">
      <style:table-cell-properties style:writing-mode="page"/>
    </style:style>
    <style:style style:name="TabelleKontodaten.B2" style:family="table-cell">
      <style:table-cell-properties style:writing-mode="page"/>
    </style:style>
    <style:style style:name="TabelleKontodaten.A3" style:family="table-cell">
      <style:table-cell-properties style:writing-mode="page"/>
    </style:style>
    <style:style style:name="TabelleKontodaten.B3" style:family="table-cell">
      <style:table-cell-properties style:writing-mode="page"/>
    </style:style>
    <style:style style:name="TabelleKontodaten.A4" style:family="table-cell">
      <style:table-cell-properties style:writing-mode="page"/>
    </style:style>
    <style:style style:name="TabelleKontodaten.B4" style:family="table-cell">
      <style:table-cell-properties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5cm" style:rel-column-width="32767*"/>
    </style:style>
    <style:style style:name="TabelleRequestsInnerePositiv.B" style:family="table-column">
      <style:table-column-properties style:column-width="8.5cm" style:rel-column-width="32768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02cm" style:rel-column-width="10029*"/>
    </style:style>
    <style:style style:name="TabelleKontodaten.B" style:family="table-column">
      <style:table-column-properties style:column-width="14.399cm" style:rel-column-width="55506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style:writing-mode="page"/>
    </style:style>
    <style:style style:name="TabelleKontodaten.A2" style:family="table-cell">
      <style:table-cell-properties style:writing-mode="page"/>
    </style:style>
    <style:style style:name="TabelleKontodaten.B2" style:family="table-cell">
      <style:table-cell-properties style:writing-mode="page"/>
    </style:style>
    <style:style style:name="TabelleKontodaten.A3" style:family="table-cell">
      <style:table-cell-properties style:writing-mode="page"/>
    </style:style>
    <style:style style:name="TabelleKontodaten.B3" style:family="table-cell">
      <style:table-cell-properties style:writing-mode="page"/>
    </style:style>
    <style:style style:name="TabelleKontodaten.A4" style:family="table-cell">
      <style:table-cell-properties style:writing-mode="page"/>
    </style:style>
    <style:style style:name="TabelleKontodaten.B4" style:family="table-cell">
      <style:table-cell-properties style:writing-mode="page"/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02cm" style:rel-column-width="10029*"/>
    </style:style>
    <style:style style:name="TabelleKontodaten.B" style:family="table-column">
      <style:table-column-properties style:column-width="14.399cm" style:rel-column-width="55506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style:writing-mode="page"/>
    </style:style>
    <style:style style:name="TabelleKontodaten.A2" style:family="table-cell">
      <style:table-cell-properties style:writing-mode="page"/>
    </style:style>
    <style:style style:name="TabelleKontodaten.B2" style:family="table-cell">
      <style:table-cell-properties style:writing-mode="page"/>
    </style:style>
    <style:style style:name="TabelleKontodaten.A3" style:family="table-cell">
      <style:table-cell-properties style:writing-mode="page"/>
    </style:style>
    <style:style style:name="TabelleKontodaten.B3" style:family="table-cell">
      <style:table-cell-properties style:writing-mode="page"/>
    </style:style>
    <style:style style:name="TabelleKontodaten.A4" style:family="table-cell">
      <style:table-cell-properties style:writing-mode="page"/>
    </style:style>
    <style:style style:name="TabelleKontodaten.B4" style:family="table-cell">
      <style:table-cell-properties style:writing-mode="page"/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 fo:language="de" fo:country="DE"/>
    </style:style>
    <style:style style:name="P2" style:family="paragraph" style:parent-style-name="Header">
      <style:paragraph-properties style:writing-mode="lr-tb"/>
      <style:text-properties fo:language="de" fo:country="D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" fo:font-size="10pt" fo:language="de" fo:country="DE" fo:font-weight="normal" officeooo:rsid="0133f05b" officeooo:paragraph-rsid="017543e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4" style:family="paragraph" style:parent-style-name="Standard">
      <style:text-properties fo:color="#1256a4" loext:opacity="100%" style:font-name="Carlito" fo:font-size="10pt" fo:language="de" fo:country="DE" fo:font-weight="normal" officeooo:rsid="0133f05b" officeooo:paragraph-rsid="020de8f4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8567c4" officeooo:paragraph-rsid="018567c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6" style:family="paragraph" style:parent-style-name="Standard" style:master-page-name="">
      <style:paragraph-properties fo:margin-top="0cm" fo:margin-bottom="0cm" style:contextual-spacing="false" fo:text-align="start" style:justify-single-word="false" style:page-number="auto"/>
      <style:text-properties style:font-name="Carlito" fo:font-size="10pt" fo:language="de" fo:country="DE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d02b66" officeooo:paragraph-rsid="01d02b66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9" style:family="paragraph" style:parent-style-name="Default">
      <style:paragraph-properties fo:text-align="start" style:justify-single-word="false"/>
      <style:text-properties style:font-name="Carlito" fo:font-size="10pt" fo:language="de" fo:country="DE" fo:font-weight="normal" officeooo:rsid="01a69c75" officeooo:paragraph-rsid="020de8f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0ef7129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1" style:family="paragraph" style:parent-style-name="Table_20_Contents">
      <style:text-properties style:font-name="Carlito" fo:font-size="10pt" fo:font-weight="normal" officeooo:rsid="020388b2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2" style:family="paragraph" style:parent-style-name="Table_20_Contents">
      <style:text-properties style:font-name="Carlito" fo:font-size="10pt" fo:font-weight="normal" officeooo:rsid="020388b2" officeooo:paragraph-rsid="02059d9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3" style:family="paragraph" style:parent-style-name="Table_20_Contents">
      <style:text-properties style:font-name="Carlito" fo:font-size="10pt" style:font-size-asian="10pt" style:font-size-complex="10pt"/>
    </style:style>
    <style:style style:name="P14" style:family="paragraph" style:parent-style-name="Standard">
      <style:text-properties style:font-name="Carlito" fo:font-size="10pt" officeooo:rsid="014053bd" officeooo:paragraph-rsid="020de8f4" style:font-size-asian="10pt" style:font-size-complex="10pt"/>
    </style:style>
    <style:style style:name="P15" style:family="paragraph" style:parent-style-name="Standard">
      <style:text-properties style:font-name="Carlito" fo:font-size="10pt" officeooo:rsid="014053bd" officeooo:paragraph-rsid="02110797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rlito" fo:font-size="10pt" officeooo:rsid="01d02b66" officeooo:paragraph-rsid="01d02b66" style:font-name-asian="Arial Unicode MS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d63fdc" style:font-name-asian="Arial Unicode MS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f32772" style:font-name-asian="Arial Unicode MS" style:font-size-asian="10pt" style:font-size-complex="10pt"/>
    </style:style>
    <style:style style:name="P19" style:family="paragraph" style:parent-style-name="Table_20_Contents">
      <style:text-properties style:font-name="Carlito" fo:font-size="10pt" officeooo:rsid="01d02b66" officeooo:paragraph-rsid="01d1d9e9" style:font-name-asian="Arial Unicode MS" style:font-size-asian="10pt" style:font-size-complex="10pt"/>
    </style:style>
    <style:style style:name="P20" style:family="paragraph" style:parent-style-name="Table_20_Contents">
      <style:text-properties style:font-name="Carlito" fo:font-size="10pt" officeooo:rsid="01d02b66" officeooo:paragraph-rsid="0209eb15" style:font-name-asian="Arial Unicode MS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rlito" fo:font-size="10pt" officeooo:rsid="01f32772" officeooo:paragraph-rsid="01f32772" style:font-name-asian="Arial Unicode MS" style:font-size-asian="10pt" style:font-size-complex="10pt"/>
    </style:style>
    <style:style style:name="P22" style:family="paragraph" style:parent-style-name="Table_20_Contents">
      <style:text-properties style:font-name="Carlito" fo:font-size="10pt" officeooo:rsid="02064f28" officeooo:paragraph-rsid="0209eb15" style:font-name-asian="Arial Unicode MS" style:font-size-asian="10pt" style:font-size-complex="10pt"/>
    </style:style>
    <style:style style:name="P23" style:family="paragraph" style:parent-style-name="Table_20_Contents">
      <style:text-properties style:font-name="Carlito" officeooo:rsid="0170a4c7" officeooo:paragraph-rsid="0170a4c7"/>
    </style:style>
    <style:style style:name="P24" style:family="paragraph" style:parent-style-name="Table_20_Contents">
      <style:paragraph-properties style:vertical-align="middle"/>
      <style:text-properties style:font-name="Carlito" fo:font-size="6pt" style:font-size-asian="6pt" style:font-size-complex="6pt"/>
    </style:style>
    <style:style style:name="P25" style:family="paragraph" style:parent-style-name="Table_20_Contents">
      <style:text-properties style:font-name="Carlito" fo:font-size="6pt" style:font-size-asian="5.25pt" style:font-size-complex="6pt" text:display="none"/>
    </style:style>
    <style:style style:name="P26" style:family="paragraph" style:parent-style-name="Table_20_Contents">
      <style:text-properties style:font-name="Carlito" fo:font-size="6pt" style:font-name-asian="Arial Unicode MS" style:font-size-asian="6pt" style:font-size-complex="6pt"/>
    </style:style>
    <style:style style:name="P27" style:family="paragraph" style:parent-style-name="Table_20_Contents">
      <style:text-properties style:font-name="Carlito" style:font-name-asian="Arial Unicode MS"/>
    </style:style>
    <style:style style:name="P28" style:family="paragraph" style:parent-style-name="Text_20_body">
      <style:paragraph-properties fo:margin-left="0cm" fo:text-indent="0cm" style:auto-text-indent="false"/>
      <style:text-properties style:font-name="Carlito" officeooo:paragraph-rsid="02059d97"/>
    </style:style>
    <style:style style:name="P29" style:family="paragraph" style:parent-style-name="Preformatted_20_Text">
      <style:text-properties officeooo:paragraph-rsid="0218696b"/>
    </style:style>
    <style:style style:name="P30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1" style:family="paragraph" style:parent-style-name="Heading_20_1">
      <style:text-properties style:font-name="Carlito" fo:font-size="10pt" fo:language="de" fo:country="DE" officeooo:rsid="016a12a6" officeooo:paragraph-rsid="017543ee" style:font-size-asian="10pt" style:font-size-complex="10pt"/>
    </style:style>
    <style:style style:name="P32" style:family="paragraph" style:parent-style-name="Heading_20_1">
      <style:paragraph-properties fo:margin-left="0cm" fo:margin-top="0.021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" fo:font-size="10pt" fo:font-weight="normal" officeooo:rsid="020388b2" officeooo:paragraph-rsid="020dc72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3" style:family="paragraph" style:parent-style-name="Heading_20_1">
      <style:paragraph-properties fo:margin-left="0cm" fo:text-indent="0cm" style:auto-text-indent="false">
        <style:tab-stops>
          <style:tab-stop style:position="0.102cm"/>
        </style:tab-stops>
      </style:paragraph-properties>
      <style:text-properties fo:color="#3465a4" loext:opacity="100%" style:font-name="Carlito" fo:font-size="18pt" officeooo:rsid="017543ee" officeooo:paragraph-rsid="020dc72e" style:font-size-asian="18pt" style:font-size-complex="18pt"/>
    </style:style>
    <style:style style:name="P34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7543ee" style:font-size-asian="6pt" style:font-size-complex="6pt"/>
    </style:style>
    <style:style style:name="P35" style:family="paragraph" style:parent-style-name="Heading_20_3">
      <style:paragraph-properties fo:margin-left="0cm" fo:text-indent="0cm" style:auto-text-indent="false"/>
      <style:text-properties style:font-name="Carlito" fo:font-size="10pt" fo:font-weight="normal" officeooo:rsid="020388b2" officeooo:paragraph-rsid="02059d97" style:font-size-asian="10pt" style:font-weight-asian="normal" style:font-size-complex="10pt" style:font-weight-complex="normal"/>
    </style:style>
    <style:style style:name="P36" style:family="paragraph" style:parent-style-name="Heading_20_3">
      <style:paragraph-properties fo:margin-top="0.046cm" fo:margin-bottom="0.011cm" style:contextual-spacing="false"/>
      <style:text-properties style:font-name="Carlito" fo:font-size="10pt" officeooo:rsid="017543ee" officeooo:paragraph-rsid="017543ee" style:font-size-asian="10pt" style:font-size-complex="10pt"/>
    </style:style>
    <style:style style:name="P37" style:family="paragraph" style:parent-style-name="Heading_20_3">
      <style:paragraph-properties fo:margin-left="0cm" fo:text-indent="0cm" style:auto-text-indent="false"/>
      <style:text-properties style:font-name="Carlito" officeooo:rsid="020388b2" officeooo:paragraph-rsid="02059d97"/>
    </style:style>
    <style:style style:name="P38" style:family="paragraph" style:parent-style-name="Heading_20_9">
      <style:text-properties style:font-name="Carlito" fo:font-size="10pt" fo:font-weight="normal" officeooo:paragraph-rsid="018fe44c" style:font-size-asian="10pt" style:font-weight-asian="normal" style:font-size-complex="10pt" style:font-weight-complex="normal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211e8ed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fo:language="de" fo:country="DE"/>
    </style:style>
    <style:style style:name="T10" style:family="text">
      <style:text-properties fo:language="de" fo:country="DE" officeooo:rsid="015851ab"/>
    </style:style>
    <style:style style:name="T11" style:family="text">
      <style:text-properties fo:language="de" fo:country="DE" officeooo:rsid="019271de"/>
    </style:style>
    <style:style style:name="T12" style:family="text">
      <style:text-properties fo:language="de" fo:country="DE" officeooo:rsid="020388b2"/>
    </style:style>
    <style:style style:name="T13" style:family="text">
      <style:text-properties fo:language="de" fo:country="DE" officeooo:rsid="0203a557"/>
    </style:style>
    <style:style style:name="T14" style:family="text">
      <style:text-properties fo:language="de" fo:country="DE" officeooo:rsid="020f21c9"/>
    </style:style>
    <style:style style:name="T15" style:family="text">
      <style:text-properties officeooo:rsid="01d1d9e9"/>
    </style:style>
    <style:style style:name="T16" style:family="text">
      <style:text-properties officeooo:rsid="01f32772"/>
    </style:style>
    <style:style style:name="T17" style:family="text">
      <style:text-properties officeooo:rsid="0203a557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2059d97" style:font-size-asian="10pt" style:font-weight-asian="normal" style:font-size-complex="10pt" style:font-weight-complex="normal"/>
    </style:style>
    <style:style style:name="T20" style:family="text">
      <style:text-properties officeooo:rsid="020f372f"/>
    </style:style>
    <style:style style:name="T21" style:family="text">
      <style:text-properties officeooo:rsid="02064f28"/>
    </style:style>
    <style:style style:name="T22" style:family="text">
      <style:text-properties officeooo:rsid="020dc72e"/>
    </style:style>
    <style:style style:name="T23" style:family="text">
      <style:text-properties officeooo:rsid="01abff55"/>
    </style:style>
    <style:style style:name="T24" style:family="text">
      <style:text-properties officeooo:rsid="01a95ae4"/>
    </style:style>
    <style:style style:name="T25" style:family="text">
      <style:text-properties officeooo:rsid="02110797"/>
    </style:style>
    <style:style style:name="T26" style:family="text">
      <style:text-properties officeooo:rsid="0211e8ed"/>
    </style:style>
    <style:style style:name="T27" style:family="text">
      <style:text-properties fo:color="#000000" loext:opacity="100%" style:font-name="Carlito" fo:font-size="10pt" fo:font-weight="normal" officeooo:rsid="020388b2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8" style:family="text">
      <style:text-properties fo:color="#000000" loext:opacity="100%" style:font-name="Carlito" fo:font-size="10pt" fo:font-weight="normal" officeooo:rsid="023d2e7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9" style:family="text">
      <style:text-properties fo:color="#000000" loext:opacity="100%" style:font-name="Carlito" fo:font-size="10pt" fo:font-weight="normal" officeooo:rsid="024f623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0" style:family="text">
      <style:text-properties fo:color="#000000" loext:opacity="100%" style:font-name="Carlito" fo:font-size="10pt" fo:font-weight="normal" officeooo:rsid="0258308b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$-&gt;tubaf/stu/common/topWithAddress<text:span text:style-name="T8">AndContact</text:span><text:span text:style-name="T26">EN</text:span>.odt</text:p>
      <text:h text:style-name="P31" text:outline-level="1"/>
      <table:table table:name="positiv$${ROWCONTEXTS=Requests}" table:style-name="positiv_24__24__7b_ROWCONTEXTS_3d_Requests_7d_">
        <table:table-column table:style-name="positiv_24__24__7b_ROWCONTEXTS_3d_Requests_7d_.A"/>
        <table:table-row table:style-name="positiv_24__24__7b_ROWCONTEXTS_3d_Requests_7d_.1">
          <table:table-cell table:style-name="positiv_24__24__7b_ROWCONTEXTS_3d_Requests_7d_.A1" office:value-type="string">
            <text:p text:style-name="P23"><office:annotation loext:resolved="false"><dc:creator>Unbekannter Autor</dc:creator><dc:date>2024-07-01T08:48:22.637000000</dc:date><text:p text:style-name="P39"><text:span text:style-name="T31">$if('$$org.apache.commons.lang.StringUtils.contains('$${ReasonableReqType.Description}','rstattung')'='false' | '$${ApprovalStatusValue.HiskeyId}' != '4001' <text:s/>, skip)</text:span></text:p></office:annotation></text:p>
            <table:table table:name="TabelleRequestsInnerePositiv" table:style-name="TabelleRequestsInnerePositiv">
              <table:table-column table:style-name="TabelleRequestsInnerePositiv.A"/>
              <table:table-column table:style-name="TabelleRequestsInnerePositiv.B"/>
              <table:table-row>
                <table:table-cell table:style-name="TabelleRequestsInnerePositiv.A1" table:number-columns-spanned="2" office:value-type="string">
                  <text:h text:style-name="P33" text:outline-level="1"><text:span text:style-name="T14">ENGLISCH </text:span><text:span text:style-name="T10">B</text:span><text:span text:style-name="T9">escheid über </text:span><text:span text:style-name="T11">die </text:span><text:span text:style-name="T12">Rückzahlung des Sem</text:span><text:span text:style-name="T13">e</text:span><text:span text:style-name="T12">sterbeitrags</text:span></text:h>
                  <text:h text:style-name="P32" text:outline-level="1">zu Ihrem Antrag vom $$Receiptdate</text:h>
                </table:table-cell>
                <table:covered-table-cell/>
              </table:table-row>
              <table:table-row>
                <table:table-cell table:style-name="TabelleRequestsInnerePositiv.A1" table:number-columns-spanned="2" office:value-type="string">
                  <text:p text:style-name="P3"><text:span text:style-name="T4"/></text:p>
                  <text:p text:style-name="P3">$-&gt;tubaf/stu/common/salutationForLetter<text:span text:style-name="T26">EN</text:span>.odt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4" text:outline-level="3"/>
                </table:table-cell>
                <table:table-cell table:style-name="TabelleRequestsInnerePositiv.B3" office:value-type="string">
                  <text:p text:style-name="P24"/>
                </table:table-cell>
              </table:table-row>
              <table:table-row>
                <table:table-cell table:style-name="TabelleRequestsInnerePositiv.A1" table:number-columns-spanned="2" office:value-type="string">
                  <text:h text:style-name="P35" text:outline-level="3">Ihrem Antrag wird zugestimmt.</text:h>
                  <text:h text:style-name="P37" text:outline-level="3"><text:span text:style-name="T19">Kontod</text:span><text:span text:style-name="T18">aten aus dem Antrag </text:span><text:span text:style-name="T19">für die Rückzahlung:</text:span></text:h>
                  <table:table table:name="TabelleKontodaten" table:style-name="TabelleKontodaten">
                    <table:table-column table:style-name="TabelleKontodaten.A"/>
                    <table:table-column table:style-name="TabelleKontodaten.B"/>
                    <table:table-row table:style-name="TabelleKontodaten.1">
                      <table:table-cell table:style-name="TabelleKontodaten.A1" office:value-type="string">
                        <text:p text:style-name="P11">Kontoinhaber</text:p>
                      </table:table-cell>
                      <table:table-cell table:style-name="TabelleKontodaten.A1" office:value-type="string">
                        <text:p text:style-name="P11">$${AccountHolder| - }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12">Bank</text:p>
                      </table:table-cell>
                      <table:table-cell table:style-name="TabelleKontodaten.B2" office:value-type="string">
                        <text:p text:style-name="P12">$${BankName| - }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12">IBAN</text:p>
                      </table:table-cell>
                      <table:table-cell table:style-name="TabelleKontodaten.B2" office:value-type="string">
                        <text:p text:style-name="P29"><text:bookmark text:name="comment_text_2 Kopie 1 Kopie 3 Kopie 1"/><text:span text:style-name="T27">$$!</text:span><text:span text:style-name="T28">{</text:span><text:span text:style-name="T27">studentOverview.AllAddresses[STU][</text:span><text:span text:style-name="T29">0</text:span><text:span text:style-name="T27">].Person.Requests[</text:span><text:span text:style-name="T30">0</text:span><text:span text:style-name="T27">].Iban}</text:span><text:bookmark text:name="comment_text_2 Kopie 1 Kopie 3 Kopie 2"/><text:span text:style-name="T27">$$!</text:span><text:span text:style-name="T28">{</text:span><text:span text:style-name="T27">studentOverview.AllAddresses[STU][</text:span><text:span text:style-name="T29">0</text:span><text:span text:style-name="T27">].Person.Requests[</text:span><text:span text:style-name="T30">1</text:span><text:span text:style-name="T27">].Iban}</text:span><text:bookmark text:name="comment_text_2 Kopie 1 Kopie 3 Kopie 3"/><text:span text:style-name="T27">$$!</text:span><text:span text:style-name="T28">{</text:span><text:span text:style-name="T27">studentOverview.AllAddresses[STU][</text:span><text:span text:style-name="T29">0</text:span><text:span text:style-name="T27">].Person.Requests[</text:span><text:span text:style-name="T30">2</text:span><text:span text:style-name="T27">].Iban}</text:span><text:bookmark text:name="comment_text_2 Kopie 1 Kopie 3 Kopie 3 Kopie 1"/><text:span text:style-name="T27">$$!</text:span><text:span text:style-name="T28">{</text:span><text:span text:style-name="T27">studentOverview.AllAddresses[STU][</text:span><text:span text:style-name="T29">0</text:span><text:span text:style-name="T27">].Person.Requests[</text:span><text:span text:style-name="T30">3</text:span><text:span text:style-name="T27">].Iban}</text:span><text:bookmark text:name="comment_text_2 Kopie 1 Kopie 3 Kopie 3 Kopie 2"/><text:span text:style-name="T27">$$!</text:span><text:span text:style-name="T28">{</text:span><text:span text:style-name="T27">studentOverview.AllAddresses[STU][</text:span><text:span text:style-name="T29">0</text:span><text:span text:style-name="T27">].Person.Requests[</text:span><text:span text:style-name="T30">4</text:span><text:span text:style-name="T27">].Iban}</text:span><text:bookmark text:name="comment_text_2 Kopie 1 Kopie 3 Kopie 3 Kopie 3"/><text:span text:style-name="T27">$$!</text:span><text:span text:style-name="T28">{</text:span><text:span text:style-name="T27">studentOverview.AllAddresses[STU][</text:span><text:span text:style-name="T29">0</text:span><text:span text:style-name="T27">].Person.Requests[</text:span><text:span text:style-name="T30">5</text:span><text:span text:style-name="T27">].Iban}</text:span><text:bookmark text:name="comment_text_2 Kopie 1 Kopie 3 Kopie 3 Kopie 4"/><text:span text:style-name="T27">$$!</text:span><text:span text:style-name="T28">{</text:span><text:span text:style-name="T27">studentOverview.AllAddresses[STU][</text:span><text:span text:style-name="T29">0</text:span><text:span text:style-name="T27">].Person.Requests[</text:span><text:span text:style-name="T30">6</text:span><text:span text:style-name="T27">].Iban}</text:span><text:bookmark text:name="comment_text_2 Kopie 1 Kopie 3 Kopie 3 Kopie 5"/><text:span text:style-name="T27">$$!</text:span><text:span text:style-name="T28">{</text:span><text:span text:style-name="T27">studentOverview.AllAddresses[STU][</text:span><text:span text:style-name="T29">0</text:span><text:span text:style-name="T27">].Person.Requests[</text:span><text:span text:style-name="T30">7</text:span><text:span text:style-name="T27">].Iban}</text:span><text:bookmark text:name="comment_text_2 Kopie 1 Kopie 3 Kopie 3 Kopie 6"/><text:span text:style-name="T27">$$!</text:span><text:span text:style-name="T28">{</text:span><text:span text:style-name="T27">studentOverview.AllAddresses[STU][</text:span><text:span text:style-name="T29">0</text:span><text:span text:style-name="T27">].Person.Requests[</text:span><text:span text:style-name="T30">8</text:span><text:span text:style-name="T27">].Iban}</text:span><text:bookmark text:name="comment_text_2 Kopie 1 Kopie 3 Kopie 3 Kopie 7"/><text:span text:style-name="T27">$$!</text:span><text:span text:style-name="T28">{</text:span><text:span text:style-name="T27">studentOverview.AllAddresses[STU][</text:span><text:span text:style-name="T29">0</text:span><text:span text:style-name="T27">].Person.Requests[</text:span><text:span text:style-name="T30">9</text:span><text:span text:style-name="T27">].Iban}</text:span><text:bookmark text:name="comment_text_2 Kopie 1 Kopie 3 Kopie 3 Kopie 8"/><text:span text:style-name="T27">$$!</text:span><text:span text:style-name="T28">{</text:span><text:span text:style-name="T27">studentOverview.AllAddresses[STU][</text:span><text:span text:style-name="T29">0</text:span><text:span text:style-name="T27">].Person.Requests[</text:span><text:span text:style-name="T30">10</text:span><text:span text:style-name="T27">].Iban}</text:span>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12">BIC</text:p>
                      </table:table-cell>
                      <table:table-cell table:style-name="TabelleKontodaten.B2" office:value-type="string">
                        <text:p text:style-name="P12">$${Bic| - }</text:p>
                      </table:table-cell>
                    </table:table-row>
                  </table:table>
                  <text:p text:style-name="P28"><text:span text:style-name="T19"/>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6" text:outline-level="3"/>
                </table:table-cell>
                <table:table-cell table:style-name="TabelleRequestsInnerePositiv.B3" office:value-type="string">
                  <text:p text:style-name="P13"/>
                </table:table-cell>
              </table:table-row>
              <table:table-row table:style-name="TabelleRequestsInnerePositiv.6">
                <table:table-cell table:style-name="TabelleRequestsInnerePositiv.A6" table:number-columns-spanned="2" office:value-type="string">
                  <text:h text:style-name="P38" text:outline-level="9"><text:span text:style-name="T22">Hints</text:span>:</text:h>
                  <text:p text:style-name="P5">$${customSettings.Comment| - }</text:p>
                </table:table-cell>
                <table:covered-table-cell/>
              </table:table-row>
            </table:table>
            <text:p text:style-name="P23"/>
          </table:table-cell>
        </table:table-row>
        <table:table-row table:style-name="positiv_24__24__7b_ROWCONTEXTS_3d_Requests_7d_.2">
          <table:table-cell table:style-name="positiv_24__24__7b_ROWCONTEXTS_3d_Requests_7d_.A2" office:value-type="string">
            <text:p text:style-name="P25">//</text:p>
          </table:table-cell>
        </table:table-row>
      </table:table>
      <text:p text:style-name="P6">//</text:p>
      <text:p text:style-name="P7">Zwischen den Tabellen</text:p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16"><office:annotation loext:resolved="false"><dc:creator>Unbekannter Autor</dc:creator><dc:date>2024-07-12T17:55:00.377000000</dc:date><text:p text:style-name="P39"><text:span text:style-name="T31">$if('$$org.apache.commons.lang.StringUtils.contains('$${ReasonableReqType.Description}','rstattung')'!='true' | ('$${ApprovalStatusValue.HiskeyId}' = '4000' | ApprovalStatusValue.Uniquename = 'S') | ('$${ProcessingStatusValue.Id}' = '25007' | '$${ProcessingStatusValue.Id}' = '25008') 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17">Es ist kein genehmigter Antrag „<text:span text:style-name="T17">Rückzahlung des Semesterbeitrags</text:span>“ vorhanden.</text:p>
                  <text:p text:style-name="P17">Wenn es solch einen Antrag gibt, ist der Student ggfs. noch nicht gespeichert.</text:p>
                  <text:p text:style-name="P17"/>
                  <text:p text:style-name="P18">Oder es gibt bereits einen abgelehnten Antrag.</text:p>
                  <text:p text:style-name="P21">Diesen dann ggfs. Stornieren.</text:p>
                  <text:p text:style-name="P18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9">Technische Informationen zu einem statt dessen gefundenen Antrag des Studenten <text:span text:style-name="T16">(ggfs. zur Fehlersuche)</text:span>:</text:p>
                  <text:p text:style-name="P20">ObjGuid: <text:s text:c="59"/>$${ObjGuid}</text:p>
                  <text:p text:style-name="P20">ReasonableReqType.RequestType.Id…. <text:s text:c="5"/>$${ReasonableReqType.RequestType.Id} - <text:span text:style-name="T21">$${ReasonableReqType.RequestType.Defaulttext}</text:span></text:p>
                  <text:p text:style-name="P20">ReasonableReqType.StatementOfFactId….<text:span text:style-name="T21">$</text:span>${ReasonableReqType.StatementOfFactId}</text:p>
                  <text:p text:style-name="P20">ApprovalStatusValue.Id…. <text:s text:c="29"/>$${ApprovalStatusValue.Id<text:span text:style-name="T15">} - </text:span><text:span text:style-name="T21">$${ApprovalStatusValue.Defaulttext}</text:span></text:p>
                  <text:p text:style-name="P22">Process<text:span text:style-name="T20">i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27"/>
                </table:table-cell>
              </table:table-row>
            </table:table>
            <text:p text:style-name="P26"/>
            <text:p text:style-name="P26"/>
          </table:table-cell>
        </table:table-row>
      </table:table>
      <text:p text:style-name="P8"/>
      <text:p text:style-name="P8">$#!report.var.tubaf.cm.stu.HinweisfeldRechtsbehelfsbelehrung<text:span text:style-name="T26">_en</text:span></text:p>
      <text:p text:style-name="P10"/>
      <text:p text:style-name="P4"><text:soft-page-break/>$-&gt;tubaf/stu/common/<text:span text:style-name="T24">bottomGreetingsWithClerk</text:span><text:span text:style-name="T25">EN</text:span>.odt</text:p>
      <text:p text:style-name="P9"/>
      <text:p text:style-name="P15">$#!report.var.tubaf.cm.stu.disclaimerRequestShort<text:span text:style-name="T26">_en</text:span></text:p>
      <text:p text:style-name="P14">$#!report.var.tubaf.cm.stu.disclaimer<text:span text:style-name="T23">Short</text:span><text:span text:style-name="T26">_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211e8ed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EN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2:57:46.463000000</dc:date>
    <meta:generator>LibreOffice/7.6.4.1$Windows_x86 LibreOffice_project/e19e193f88cd6c0525a17fb7a176ed8e6a3e2aa1</meta:generator>
    <meta:editing-duration>P12DT9H22S</meta:editing-duration>
    <meta:editing-cycles>653</meta:editing-cycles>
    <meta:document-statistic meta:table-count="5" meta:image-count="0" meta:object-count="0" meta:page-count="2" meta:paragraph-count="34" meta:word-count="110" meta:character-count="2216" meta:non-whitespace-character-count="2018"/>
  </office:meta>
</office:document-meta>
</file>